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draw:marker-start-width="0.438cm" draw:marker-end-width="0.438cm" draw:fill-color="#ffffff" draw:textarea-horizontal-align="justify" draw:textarea-vertical-align="middle" draw:auto-grow-height="false" fo:min-height="27.45cm" fo:min-width="18.5cm" fo:padding-top="0.204cm" fo:padding-bottom="0.204cm" fo:padding-left="0.329cm" fo:padding-right="0.329cm" style:writing-mode="lr-tb" loext:decorative="false"/>
      <style:paragraph-properties style:writing-mode="lr-tb"/>
    </style:style>
    <style:style style:name="P1" style:family="paragraph">
      <style:paragraph-properties fo:margin-left="1.016cm" fo:margin-right="0.508cm" fo:margin-top="0cm" fo:margin-bottom="0cm" fo:line-height="100%" fo:text-align="justify" fo:text-indent="-0.508cm"/>
      <style:text-properties fo:color="#2a6099" loext:opacity="100%" fo:font-size="31pt" style:font-size-asian="31pt" style:font-size-complex="31pt"/>
    </style:style>
    <style:style style:name="P2" style:family="paragraph">
      <style:paragraph-properties fo:margin-left="1.016cm" fo:margin-right="0.508cm" fo:margin-top="0cm" fo:margin-bottom="0cm" fo:text-align="justify" fo:text-indent="-0.508cm"/>
      <style:text-properties fo:color="#2a6099" loext:opacity="100%" fo:font-size="31pt" style:font-size-asian="31pt" style:font-size-complex="31pt"/>
    </style:style>
    <style:style style:name="P3" style:family="paragraph">
      <loext:graphic-properties draw:fill-color="#ffffff"/>
      <style:paragraph-properties fo:margin-left="1.016cm" fo:margin-right="0.508cm" fo:margin-top="0cm" fo:margin-bottom="0cm" fo:text-align="justify" fo:text-indent="-0.508cm" style:writing-mode="lr-tb"/>
      <style:text-properties fo:color="#2a6099" loext:opacity="100%" fo:font-size="31pt" style:font-size-asian="31pt" style:font-size-complex="31pt"/>
    </style:style>
    <style:style style:name="T1" style:family="text">
      <style:text-properties fo:color="#2a6099" loext:opacity="100%" fo:font-size="46pt" fo:font-weight="bold" style:font-size-asian="46pt" style:font-weight-asian="bold" style:font-size-complex="46pt" style:font-weight-complex="bold"/>
    </style:style>
    <style:style style:name="T2" style:family="text">
      <style:text-properties fo:color="#2a6099" loext:opacity="100%" fo:font-size="46pt" fo:font-weight="normal" style:font-size-asian="46pt" style:font-weight-asian="normal" style:font-size-complex="46pt" style:font-weight-complex="normal"/>
    </style:style>
    <style:style style:name="T3" style:family="text">
      <style:text-properties fo:color="#2a6099" loext:opacity="100%" fo:font-size="31pt" fo:font-weight="normal" style:font-size-asian="31pt" style:font-weight-asian="normal" style:font-size-complex="31pt" style:font-weight-complex="normal"/>
    </style:style>
    <style:style style:name="T4" style:family="text">
      <style:text-properties fo:color="#2a6099" loext:opacity="100%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2a6099" loext:opacity="100%"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color="#2a6099" loext:opacity="100%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<text:span text:style-name="T1">Échelle : </text:span><text:span text:style-name="T2">1/10000</text:span></text:p>
          <text:p text:style-name="P1"><text:span text:style-name="T1">Équidistance : </text:span><text:span text:style-name="T2">5 m</text:span></text:p>
          <text:p text:style-name="P1"><text:span text:style-name="T3"/></text:p>
          <text:p text:style-name="P1"><text:span text:style-name="T4">Zone</text:span><text:span text:style-name="T5"> : Ruisseau du Coulazou, Puit de Laven</text:span></text:p>
          <text:p text:style-name="P1"><text:span text:style-name="T4">Carte de base</text:span><text:span text:style-name="T5"> : OpenStreetMap + Lidar IGN + ESRI World Imagery</text:span></text:p>
          <text:p text:style-name="P1"><text:span text:style-name="T4">Géoréférencement</text:span><text:span text:style-name="T5"> : </text:span><text:span text:style-name="T5"><text:line-break/></text:span><text:span text:style-name="T5">43.587 °N, 3.715 °E</text:span></text:p>
          <text:p text:style-name="P1"><text:span text:style-name="T5"/></text:p>
          <text:p text:style-name="P1"><text:span text:style-name="T4">Créateur :</text:span><text:span text:style-name="T5"> David M. Kaplan</text:span></text:p>
          <text:p text:style-name="P1"><text:span text:style-name="T4">Licence :</text:span><text:span text:style-name="T5"> Creative Commons</text:span></text:p>
          <text:p text:style-name="P1"><text:span text:style-name="T4">Date</text:span><text:span text:style-name="T5"> : 8 février 2026</text:span></text:p>
          <text:p text:style-name="P1"><text:span text:style-name="T5"/></text:p>
          <text:p text:style-name="P2"><text:span text:style-name="T4">Avertissement :</text:span><text:span text:style-name="T6"> Cette carte a été créée par un cartographe amateur à partir de données satellitaires avec peu de vérifications sur le terrain. Des erreurs sont à prévoir. Utilisez-la avec précaution et veuillez toujours respecter la propriété privée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23:31:42.609134657</meta:creation-date>
    <dc:date>2026-02-09T21:36:11.281892774</dc:date>
    <meta:editing-duration>PT11M33S</meta:editing-duration>
    <meta:editing-cycles>7</meta:editing-cycles>
    <meta:generator>LibreOffice/24.2.7.2$Linux_X86_64 LibreOffice_project/420$Build-2</meta:generator>
    <meta:document-statistic meta:object-count="1"/>
  </office:meta>
</office:document-meta>
</file>